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803cm"/>
    </style:style>
    <style:style style:name="co3" style:family="table-column">
      <style:table-column-properties fo:break-before="auto" style:column-width="0.374cm"/>
    </style:style>
    <style:style style:name="co4" style:family="table-column">
      <style:table-column-properties fo:break-before="auto" style:column-width="1.847cm"/>
    </style:style>
    <style:style style:name="co5" style:family="table-column">
      <style:table-column-properties fo:break-before="auto" style:column-width="7.396cm"/>
    </style:style>
    <style:style style:name="co6" style:family="table-column">
      <style:table-column-properties fo:break-before="auto" style:column-width="1.595cm"/>
    </style:style>
    <style:style style:name="co7" style:family="table-column">
      <style:table-column-properties fo:break-before="auto" style:column-width="6.6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Consolas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nsolas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Consolas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Consola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Quadrado" table:style-name="ta1"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1. ䷀</text:p>
          </table:table-cell>
          <table:table-cell office:value-type="string" calcext:value-type="string">
            <text:p><text:s/>10. ䷉</text:p>
          </table:table-cell>
          <table:table-cell office:value-type="string" calcext:value-type="string">
            <text:p><text:s/>13. ䷌</text:p>
          </table:table-cell>
          <table:table-cell office:value-type="string" calcext:value-type="string">
            <text:p><text:s/>25. ䷘</text:p>
          </table:table-cell>
          <table:table-cell office:value-type="string" calcext:value-type="string">
            <text:p><text:s/>44. ䷫</text:p>
          </table:table-cell>
          <table:table-cell office:value-type="string" calcext:value-type="string">
            <text:p><text:s text:c="2"/>6. ䷅</text:p>
          </table:table-cell>
          <table:table-cell office:value-type="string" calcext:value-type="string">
            <text:p><text:s/>33. ䷠</text:p>
          </table:table-cell>
          <table:table-cell office:value-type="string" calcext:value-type="string">
            <text:p><text:s/>12. ䷋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43. ䷪</text:p>
          </table:table-cell>
          <table:table-cell office:value-type="string" calcext:value-type="string">
            <text:p><text:s/>58. ䷹</text:p>
          </table:table-cell>
          <table:table-cell office:value-type="string" calcext:value-type="string">
            <text:p><text:s/>49. ䷰</text:p>
          </table:table-cell>
          <table:table-cell office:value-type="string" calcext:value-type="string">
            <text:p><text:s/>17. ䷐</text:p>
          </table:table-cell>
          <table:table-cell office:value-type="string" calcext:value-type="string">
            <text:p><text:s/>28. ䷛</text:p>
          </table:table-cell>
          <table:table-cell office:value-type="string" calcext:value-type="string">
            <text:p><text:s/>47. ䷮</text:p>
          </table:table-cell>
          <table:table-cell office:value-type="string" calcext:value-type="string">
            <text:p><text:s/>31. ䷞</text:p>
          </table:table-cell>
          <table:table-cell office:value-type="string" calcext:value-type="string">
            <text:p><text:s/>45. ䷬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14. ䷍</text:p>
          </table:table-cell>
          <table:table-cell office:value-type="string" calcext:value-type="string">
            <text:p><text:s/>38. ䷥</text:p>
          </table:table-cell>
          <table:table-cell office:value-type="string" calcext:value-type="string">
            <text:p><text:s/>30. ䷝</text:p>
          </table:table-cell>
          <table:table-cell office:value-type="string" calcext:value-type="string">
            <text:p><text:s/>21. ䷔</text:p>
          </table:table-cell>
          <table:table-cell office:value-type="string" calcext:value-type="string">
            <text:p><text:s/>50. ䷱</text:p>
          </table:table-cell>
          <table:table-cell office:value-type="string" calcext:value-type="string">
            <text:p><text:s/>64. ䷿</text:p>
          </table:table-cell>
          <table:table-cell office:value-type="string" calcext:value-type="string">
            <text:p><text:s/>56. ䷷</text:p>
          </table:table-cell>
          <table:table-cell office:value-type="string" calcext:value-type="string">
            <text:p><text:s/>35. ䷢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34. ䷡</text:p>
          </table:table-cell>
          <table:table-cell office:value-type="string" calcext:value-type="string">
            <text:p><text:s/>54. ䷵</text:p>
          </table:table-cell>
          <table:table-cell office:value-type="string" calcext:value-type="string">
            <text:p><text:s/>55. ䷶</text:p>
          </table:table-cell>
          <table:table-cell office:value-type="string" calcext:value-type="string">
            <text:p><text:s/>51. ䷲</text:p>
          </table:table-cell>
          <table:table-cell office:value-type="string" calcext:value-type="string">
            <text:p><text:s/>32. ䷟</text:p>
          </table:table-cell>
          <table:table-cell office:value-type="string" calcext:value-type="string">
            <text:p><text:s/>40. ䷧</text:p>
          </table:table-cell>
          <table:table-cell office:value-type="string" calcext:value-type="string">
            <text:p><text:s/>62. ䷽</text:p>
          </table:table-cell>
          <table:table-cell office:value-type="string" calcext:value-type="string">
            <text:p><text:s/>16. ䷏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9. ䷈</text:p>
          </table:table-cell>
          <table:table-cell office:value-type="string" calcext:value-type="string">
            <text:p><text:s/>61. ䷼</text:p>
          </table:table-cell>
          <table:table-cell office:value-type="string" calcext:value-type="string">
            <text:p><text:s/>37. ䷤</text:p>
          </table:table-cell>
          <table:table-cell office:value-type="string" calcext:value-type="string">
            <text:p><text:s/>42. ䷫</text:p>
          </table:table-cell>
          <table:table-cell office:value-type="string" calcext:value-type="string">
            <text:p><text:s/>57. ䷸</text:p>
          </table:table-cell>
          <table:table-cell office:value-type="string" calcext:value-type="string">
            <text:p><text:s/>59. ䷺</text:p>
          </table:table-cell>
          <table:table-cell office:value-type="string" calcext:value-type="string">
            <text:p><text:s/>53. ䷴</text:p>
          </table:table-cell>
          <table:table-cell office:value-type="string" calcext:value-type="string">
            <text:p><text:s/>20. ䷓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5. ䷄</text:p>
          </table:table-cell>
          <table:table-cell office:value-type="string" calcext:value-type="string">
            <text:p><text:s/>60. ䷻</text:p>
          </table:table-cell>
          <table:table-cell office:value-type="string" calcext:value-type="string">
            <text:p><text:s/>63. ䷾</text:p>
          </table:table-cell>
          <table:table-cell office:value-type="string" calcext:value-type="string">
            <text:p><text:s text:c="2"/>3. ䷂</text:p>
          </table:table-cell>
          <table:table-cell office:value-type="string" calcext:value-type="string">
            <text:p><text:s/>48. ䷯</text:p>
          </table:table-cell>
          <table:table-cell office:value-type="string" calcext:value-type="string">
            <text:p><text:s/>29. ䷜</text:p>
          </table:table-cell>
          <table:table-cell office:value-type="string" calcext:value-type="string">
            <text:p><text:s/>39. ䷦</text:p>
          </table:table-cell>
          <table:table-cell office:value-type="string" calcext:value-type="string">
            <text:p><text:s text:c="2"/>8. ䷇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26. ䷙</text:p>
          </table:table-cell>
          <table:table-cell office:value-type="string" calcext:value-type="string">
            <text:p><text:s/>41. ䷩</text:p>
          </table:table-cell>
          <table:table-cell office:value-type="string" calcext:value-type="string">
            <text:p><text:s/>22. ䷕</text:p>
          </table:table-cell>
          <table:table-cell office:value-type="string" calcext:value-type="string">
            <text:p><text:s/>27. ䷚</text:p>
          </table:table-cell>
          <table:table-cell office:value-type="string" calcext:value-type="string">
            <text:p><text:s/>18. ䷑</text:p>
          </table:table-cell>
          <table:table-cell office:value-type="string" calcext:value-type="string">
            <text:p><text:s text:c="2"/>4. ䷃</text:p>
          </table:table-cell>
          <table:table-cell office:value-type="string" calcext:value-type="string">
            <text:p><text:s/>52. ䷳</text:p>
          </table:table-cell>
          <table:table-cell office:value-type="string" calcext:value-type="string">
            <text:p><text:s/>23. ䷖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1. ䷊</text:p>
          </table:table-cell>
          <table:table-cell office:value-type="string" calcext:value-type="string">
            <text:p>19. ䷒</text:p>
          </table:table-cell>
          <table:table-cell office:value-type="string" calcext:value-type="string">
            <text:p>36. ䷣</text:p>
          </table:table-cell>
          <table:table-cell office:value-type="string" calcext:value-type="string">
            <text:p>24. ䷗</text:p>
          </table:table-cell>
          <table:table-cell office:value-type="string" calcext:value-type="string">
            <text:p>46. ䷭</text:p>
          </table:table-cell>
          <table:table-cell office:value-type="string" calcext:value-type="string">
            <text:p><text:s/>7. ䷆</text:p>
          </table:table-cell>
          <table:table-cell office:value-type="string" calcext:value-type="string">
            <text:p>15. ䷎</text:p>
          </table:table-cell>
          <table:table-cell office:value-type="string" calcext:value-type="string">
            <text:p><text:s/>2. ䷁</text:p>
          </table:table-cell>
        </table:table-row>
      </table:table>
      <table:table table:name="Sheet1" table:style-name="ta1">
        <table:table-column table:style-name="co2" table:default-cell-style-name="ce2"/>
        <table:table-column table:style-name="co3" table:default-cell-style-name="Default"/>
        <table:table-column table:style-name="co2" table:default-cell-style-name="ce2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eq</text:p>
          </table:table-cell>
          <table:table-cell office:value-type="string" calcext:value-type="string">
            <text:p>;</text:p>
          </table:table-cell>
          <table:table-cell table:style-name="ce1" office:value-type="string" calcext:value-type="string">
            <text:p>Binary</text:p>
          </table:table-cell>
          <table:table-cell office:value-type="string" calcext:value-type="string">
            <text:p>Number;Hex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Yang Rooted Hexagram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Number;Hexa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Yin Rooted Hexagram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eq</text:p>
          </table:table-cell>
        </table:table-row>
        <table:table-row table:style-name="ro1">
          <table:table-cell table:formula="of:=32*VALUE(MID([.C2];1;1))+16*VALUE(MID([.C2];2;1))+8*VALUE(MID([.C2];3;1))++4*VALUE(MID([.C2];4;1))++2*VALUE(MID([.C2];5;1))+VALUE(MID([.C2];6;1))" office:value-type="float" office:value="0" calcext:value-type="float">
            <text:p>0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000000</text:p>
          </table:table-cell>
          <table:table-cell office:value-type="string" calcext:value-type="string">
            <text:p><text:s text:c="2"/>1; ䷀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The Creative/Self Expressio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/>2; ䷁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The Receptive/Higher Knowing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111111</text:p>
          </table:table-cell>
          <table:table-cell office:value-type="string" calcext:value-type="string">
            <text:p>;</text:p>
          </table:table-cell>
          <table:table-cell table:style-name="ce2" table:formula="of:=32*VALUE(MID([.L2];1;1))+16*VALUE(MID([.L2];2;1))+8*VALUE(MID([.L2];3;1))++4*VALUE(MID([.L2];4;1))++2*VALUE(MID([.L2];5;1))+VALUE(MID([.L2];6;1))" office:value-type="float" office:value="63" calcext:value-type="float">
            <text:p>63</text:p>
          </table:table-cell>
        </table:table-row>
        <table:table-row table:style-name="ro1">
          <table:table-cell table:formula="of:=32*VALUE(MID([.C3];1;1))+16*VALUE(MID([.C3];2;1))+8*VALUE(MID([.C3];3;1))++4*VALUE(MID([.C3];4;1))++2*VALUE(MID([.C3];5;1))+VALUE(MID([.C3];6;1))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000001</text:p>
          </table:table-cell>
          <table:table-cell office:value-type="string" calcext:value-type="string">
            <text:p><text:s/>43; ䷪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Breakthrough/Insight/Syntesi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/>23; ䷖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ssimilation/Splitting Apart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111110</text:p>
          </table:table-cell>
          <table:table-cell office:value-type="string" calcext:value-type="string">
            <text:p>;</text:p>
          </table:table-cell>
          <table:table-cell table:style-name="ce2" table:formula="of:=32*VALUE(MID([.L3];1;1))+16*VALUE(MID([.L3];2;1))+8*VALUE(MID([.L3];3;1))++4*VALUE(MID([.L3];4;1))++2*VALUE(MID([.L3];5;1))+VALUE(MID([.L3];6;1))" office:value-type="float" office:value="62" calcext:value-type="float">
            <text:p>62</text:p>
          </table:table-cell>
        </table:table-row>
        <table:table-row table:style-name="ro1">
          <table:table-cell table:formula="of:=32*VALUE(MID([.C4];1;1))+16*VALUE(MID([.C4];2;1))+8*VALUE(MID([.C4];3;1))++4*VALUE(MID([.C4];4;1))++2*VALUE(MID([.C4];5;1))+VALUE(MID([.C4];6;1))"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000010</text:p>
          </table:table-cell>
          <table:table-cell office:value-type="string" calcext:value-type="string">
            <text:p><text:s/>14; ䷍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pan text:style-name="T1">Power Skills/</text:span>Possession In Great Measur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 text:c="2"/>8; ䷇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Contribution/Holding Together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111101</text:p>
          </table:table-cell>
          <table:table-cell office:value-type="string" calcext:value-type="string">
            <text:p>;</text:p>
          </table:table-cell>
          <table:table-cell table:style-name="ce2" table:formula="of:=32*VALUE(MID([.L4];1;1))+16*VALUE(MID([.L4];2;1))+8*VALUE(MID([.L4];3;1))++4*VALUE(MID([.L4];4;1))++2*VALUE(MID([.L4];5;1))+VALUE(MID([.L4];6;1))" office:value-type="float" office:value="61" calcext:value-type="float">
            <text:p>61</text:p>
          </table:table-cell>
        </table:table-row>
        <table:table-row table:style-name="ro1">
          <table:table-cell table:formula="of:=32*VALUE(MID([.C5];1;1))+16*VALUE(MID([.C5];2;1))+8*VALUE(MID([.C5];3;1))++4*VALUE(MID([.C5];4;1))++2*VALUE(MID([.C5];5;1))+VALUE(MID([.C5];6;1))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000011</text:p>
          </table:table-cell>
          <table:table-cell office:value-type="string" calcext:value-type="string">
            <text:p><text:s/>34; ䷡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Power/The Power Of The Great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/>20; ䷓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The Now/Contemplation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111100</text:p>
          </table:table-cell>
          <table:table-cell office:value-type="string" calcext:value-type="string">
            <text:p>;</text:p>
          </table:table-cell>
          <table:table-cell table:style-name="ce2" table:formula="of:=32*VALUE(MID([.L5];1;1))+16*VALUE(MID([.L5];2;1))+8*VALUE(MID([.L5];3;1))++4*VALUE(MID([.L5];4;1))++2*VALUE(MID([.L5];5;1))+VALUE(MID([.L5];6;1))" office:value-type="float" office:value="60" calcext:value-type="float">
            <text:p>60</text:p>
          </table:table-cell>
        </table:table-row>
        <table:table-row table:style-name="ro1">
          <table:table-cell table:formula="of:=32*VALUE(MID([.C6];1;1))+16*VALUE(MID([.C6];2;1))+8*VALUE(MID([.C6];3;1))++4*VALUE(MID([.C6];4;1))++2*VALUE(MID([.C6];5;1))+VALUE(MID([.C6];6;1))" office:value-type="float" office:value="4" calcext:value-type="float">
            <text:p>4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000100</text:p>
          </table:table-cell>
          <table:table-cell office:value-type="string" calcext:value-type="string">
            <text:p><text:s text:c="2"/>9; ䷈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Focus/The Taming Power Of The Small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/>16; ䷏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pan text:style-name="T1">Skills/</text:span>Enthusiasm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111011</text:p>
          </table:table-cell>
          <table:table-cell office:value-type="string" calcext:value-type="string">
            <text:p>;</text:p>
          </table:table-cell>
          <table:table-cell table:style-name="ce2" table:formula="of:=32*VALUE(MID([.L6];1;1))+16*VALUE(MID([.L6];2;1))+8*VALUE(MID([.L6];3;1))++4*VALUE(MID([.L6];4;1))++2*VALUE(MID([.L6];5;1))+VALUE(MID([.L6];6;1))" office:value-type="float" office:value="59" calcext:value-type="float">
            <text:p>59</text:p>
          </table:table-cell>
        </table:table-row>
        <table:table-row table:style-name="ro1">
          <table:table-cell table:formula="of:=32*VALUE(MID([.C7];1;1))+16*VALUE(MID([.C7];2;1))+8*VALUE(MID([.C7];3;1))++4*VALUE(MID([.C7];4;1))++2*VALUE(MID([.C7];5;1))+VALUE(MID([.C7];6;1))" office:value-type="float" office:value="5" calcext:value-type="float">
            <text:p>5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000101</text:p>
          </table:table-cell>
          <table:table-cell office:value-type="string" calcext:value-type="string">
            <text:p><text:s text:c="2"/>5; ䷄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Waiting/Fixed Rithm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/>35; ䷢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Change/Progress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111010</text:p>
          </table:table-cell>
          <table:table-cell office:value-type="string" calcext:value-type="string">
            <text:p>;</text:p>
          </table:table-cell>
          <table:table-cell table:style-name="ce2" table:formula="of:=32*VALUE(MID([.L7];1;1))+16*VALUE(MID([.L7];2;1))+8*VALUE(MID([.L7];3;1))++4*VALUE(MID([.L7];4;1))++2*VALUE(MID([.L7];5;1))+VALUE(MID([.L7];6;1))" office:value-type="float" office:value="58" calcext:value-type="float">
            <text:p>58</text:p>
          </table:table-cell>
        </table:table-row>
        <table:table-row table:style-name="ro1">
          <table:table-cell table:formula="of:=32*VALUE(MID([.C8];1;1))+16*VALUE(MID([.C8];2;1))+8*VALUE(MID([.C8];3;1))++4*VALUE(MID([.C8];4;1))++2*VALUE(MID([.C8];5;1))+VALUE(MID([.C8];6;1))" office:value-type="float" office:value="6" calcext:value-type="float">
            <text:p>6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000110</text:p>
          </table:table-cell>
          <table:table-cell office:value-type="string" calcext:value-type="string">
            <text:p><text:s/>26; ䷙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The Egoist/The Taming Power Of the Great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/>45; ䷬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Reunion/Gathering Together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111001</text:p>
          </table:table-cell>
          <table:table-cell office:value-type="string" calcext:value-type="string">
            <text:p>;</text:p>
          </table:table-cell>
          <table:table-cell table:style-name="ce2" table:formula="of:=32*VALUE(MID([.L8];1;1))+16*VALUE(MID([.L8];2;1))+8*VALUE(MID([.L8];3;1))++4*VALUE(MID([.L8];4;1))++2*VALUE(MID([.L8];5;1))+VALUE(MID([.L8];6;1))" office:value-type="float" office:value="57" calcext:value-type="float">
            <text:p>57</text:p>
          </table:table-cell>
        </table:table-row>
        <table:table-row table:style-name="ro1">
          <table:table-cell table:formula="of:=32*VALUE(MID([.C9];1;1))+16*VALUE(MID([.C9];2;1))+8*VALUE(MID([.C9];3;1))++4*VALUE(MID([.C9];4;1))++2*VALUE(MID([.C9];5;1))+VALUE(MID([.C9];6;1))" office:value-type="float" office:value="7" calcext:value-type="float">
            <text:p>7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000111</text:p>
          </table:table-cell>
          <table:table-cell office:value-type="string" calcext:value-type="string">
            <text:p>11; ䷊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pan text:style-name="T1">Ideas/</text:span>Peac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/>12; ䷋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tandstill/Caution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111000</text:p>
          </table:table-cell>
          <table:table-cell office:value-type="string" calcext:value-type="string">
            <text:p>;</text:p>
          </table:table-cell>
          <table:table-cell table:style-name="ce2" table:formula="of:=32*VALUE(MID([.L9];1;1))+16*VALUE(MID([.L9];2;1))+8*VALUE(MID([.L9];3;1))++4*VALUE(MID([.L9];4;1))++2*VALUE(MID([.L9];5;1))+VALUE(MID([.L9];6;1))" office:value-type="float" office:value="56" calcext:value-type="float">
            <text:p>56</text:p>
          </table:table-cell>
        </table:table-row>
        <table:table-row table:style-name="ro1">
          <table:table-cell table:formula="of:=32*VALUE(MID([.C10];1;1))+16*VALUE(MID([.C10];2;1))+8*VALUE(MID([.C10];3;1))++4*VALUE(MID([.C10];4;1))++2*VALUE(MID([.C10];5;1))+VALUE(MID([.C10];6;1))" office:value-type="float" office:value="8" calcext:value-type="float">
            <text:p>8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001000</text:p>
          </table:table-cell>
          <table:table-cell office:value-type="string" calcext:value-type="string">
            <text:p><text:s/>10; ䷉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Treading/Behaviour/Habit/Self Lov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15; ䷎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pan text:style-name="T1">Extremes/</text:span>Modesty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110111</text:p>
          </table:table-cell>
          <table:table-cell office:value-type="string" calcext:value-type="string">
            <text:p>;</text:p>
          </table:table-cell>
          <table:table-cell table:style-name="ce2" table:formula="of:=32*VALUE(MID([.L10];1;1))+16*VALUE(MID([.L10];2;1))+8*VALUE(MID([.L10];3;1))++4*VALUE(MID([.L10];4;1))++2*VALUE(MID([.L10];5;1))+VALUE(MID([.L10];6;1))" office:value-type="float" office:value="55" calcext:value-type="float">
            <text:p>55</text:p>
          </table:table-cell>
        </table:table-row>
        <table:table-row table:style-name="ro1">
          <table:table-cell table:formula="of:=32*VALUE(MID([.C11];1;1))+16*VALUE(MID([.C11];2;1))+8*VALUE(MID([.C11];3;1))++4*VALUE(MID([.C11];4;1))++2*VALUE(MID([.C11];5;1))+VALUE(MID([.C11];6;1))" office:value-type="float" office:value="9" calcext:value-type="float">
            <text:p>9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001001</text:p>
          </table:table-cell>
          <table:table-cell office:value-type="string" calcext:value-type="string">
            <text:p><text:s/>58; ䷹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Vitality/The Joyous/Alivenes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/>52; ䷳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pan text:style-name="T1">Inaction/</text:span>Keeping Still/Montain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110110</text:p>
          </table:table-cell>
          <table:table-cell office:value-type="string" calcext:value-type="string">
            <text:p>;</text:p>
          </table:table-cell>
          <table:table-cell table:style-name="ce2" table:formula="of:=32*VALUE(MID([.L11];1;1))+16*VALUE(MID([.L11];2;1))+8*VALUE(MID([.L11];3;1))++4*VALUE(MID([.L11];4;1))++2*VALUE(MID([.L11];5;1))+VALUE(MID([.L11];6;1))" office:value-type="float" office:value="54" calcext:value-type="float">
            <text:p>54</text:p>
          </table:table-cell>
        </table:table-row>
        <table:table-row table:style-name="ro1">
          <table:table-cell table:formula="of:=32*VALUE(MID([.C12];1;1))+16*VALUE(MID([.C12];2;1))+8*VALUE(MID([.C12];3;1))++4*VALUE(MID([.C12];4;1))++2*VALUE(MID([.C12];5;1))+VALUE(MID([.C12];6;1))" office:value-type="float" office:value="10" calcext:value-type="float">
            <text:p>10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001010</text:p>
          </table:table-cell>
          <table:table-cell office:value-type="string" calcext:value-type="string">
            <text:p><text:s/>38; ䷥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pposition/The Fighter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/>39; ䷦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bstruction/The Provocator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110101</text:p>
          </table:table-cell>
          <table:table-cell office:value-type="string" calcext:value-type="string">
            <text:p>;</text:p>
          </table:table-cell>
          <table:table-cell table:style-name="ce2" table:formula="of:=32*VALUE(MID([.L12];1;1))+16*VALUE(MID([.L12];2;1))+8*VALUE(MID([.L12];3;1))++4*VALUE(MID([.L12];4;1))++2*VALUE(MID([.L12];5;1))+VALUE(MID([.L12];6;1))" office:value-type="float" office:value="53" calcext:value-type="float">
            <text:p>53</text:p>
          </table:table-cell>
        </table:table-row>
        <table:table-row table:style-name="ro1">
          <table:table-cell table:formula="of:=32*VALUE(MID([.C13];1;1))+16*VALUE(MID([.C13];2;1))+8*VALUE(MID([.C13];3;1))++4*VALUE(MID([.C13];4;1))++2*VALUE(MID([.C13];5;1))+VALUE(MID([.C13];6;1))" office:value-type="float" office:value="11" calcext:value-type="float">
            <text:p>11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001011</text:p>
          </table:table-cell>
          <table:table-cell office:value-type="string" calcext:value-type="string">
            <text:p><text:s/>54; ䷵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mbition/The Marrying Maide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/>53; ䷴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Development/Beginnings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110100</text:p>
          </table:table-cell>
          <table:table-cell office:value-type="string" calcext:value-type="string">
            <text:p>;</text:p>
          </table:table-cell>
          <table:table-cell table:style-name="ce2" table:formula="of:=32*VALUE(MID([.L13];1;1))+16*VALUE(MID([.L13];2;1))+8*VALUE(MID([.L13];3;1))++4*VALUE(MID([.L13];4;1))++2*VALUE(MID([.L13];5;1))+VALUE(MID([.L13];6;1))" office:value-type="float" office:value="52" calcext:value-type="float">
            <text:p>52</text:p>
          </table:table-cell>
        </table:table-row>
        <table:table-row table:style-name="ro1">
          <table:table-cell table:formula="of:=32*VALUE(MID([.C14];1;1))+16*VALUE(MID([.C14];2;1))+8*VALUE(MID([.C14];3;1))++4*VALUE(MID([.C14];4;1))++2*VALUE(MID([.C14];5;1))+VALUE(MID([.C14];6;1))" office:value-type="float" office:value="12" calcext:value-type="float">
            <text:p>12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001100</text:p>
          </table:table-cell>
          <table:table-cell office:value-type="string" calcext:value-type="string">
            <text:p><text:s/>61; ䷼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Mystery/Inner Truth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/>62; ䷽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Detail/Preponderance Of The Small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110011</text:p>
          </table:table-cell>
          <table:table-cell office:value-type="string" calcext:value-type="string">
            <text:p>;</text:p>
          </table:table-cell>
          <table:table-cell table:style-name="ce2" table:formula="of:=32*VALUE(MID([.L14];1;1))+16*VALUE(MID([.L14];2;1))+8*VALUE(MID([.L14];3;1))++4*VALUE(MID([.L14];4;1))++2*VALUE(MID([.L14];5;1))+VALUE(MID([.L14];6;1))" office:value-type="float" office:value="51" calcext:value-type="float">
            <text:p>51</text:p>
          </table:table-cell>
        </table:table-row>
        <table:table-row table:style-name="ro1">
          <table:table-cell table:formula="of:=32*VALUE(MID([.C15];1;1))+16*VALUE(MID([.C15];2;1))+8*VALUE(MID([.C15];3;1))++4*VALUE(MID([.C15];4;1))++2*VALUE(MID([.C15];5;1))+VALUE(MID([.C15];6;1))" office:value-type="float" office:value="13" calcext:value-type="float">
            <text:p>13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001101</text:p>
          </table:table-cell>
          <table:table-cell office:value-type="string" calcext:value-type="string">
            <text:p><text:s/>60; ䷻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Limitation/Aceptanc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/>56; ䷷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timulation/The Wanderer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110010</text:p>
          </table:table-cell>
          <table:table-cell office:value-type="string" calcext:value-type="string">
            <text:p>;</text:p>
          </table:table-cell>
          <table:table-cell table:style-name="ce2" table:formula="of:=32*VALUE(MID([.L15];1;1))+16*VALUE(MID([.L15];2;1))+8*VALUE(MID([.L15];3;1))++4*VALUE(MID([.L15];4;1))++2*VALUE(MID([.L15];5;1))+VALUE(MID([.L15];6;1))" office:value-type="float" office:value="50" calcext:value-type="float">
            <text:p>50</text:p>
          </table:table-cell>
        </table:table-row>
        <table:table-row table:style-name="ro1">
          <table:table-cell table:formula="of:=32*VALUE(MID([.C16];1;1))+16*VALUE(MID([.C16];2;1))+8*VALUE(MID([.C16];3;1))++4*VALUE(MID([.C16];4;1))++2*VALUE(MID([.C16];5;1))+VALUE(MID([.C16];6;1))" office:value-type="float" office:value="14" calcext:value-type="float">
            <text:p>14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001110</text:p>
          </table:table-cell>
          <table:table-cell office:value-type="string" calcext:value-type="string">
            <text:p><text:s/>41; ䷩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Decrease/Contractio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/>31; ䷞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Leading/Influence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110001</text:p>
          </table:table-cell>
          <table:table-cell office:value-type="string" calcext:value-type="string">
            <text:p>;</text:p>
          </table:table-cell>
          <table:table-cell table:style-name="ce2" table:formula="of:=32*VALUE(MID([.L16];1;1))+16*VALUE(MID([.L16];2;1))+8*VALUE(MID([.L16];3;1))++4*VALUE(MID([.L16];4;1))++2*VALUE(MID([.L16];5;1))+VALUE(MID([.L16];6;1))" office:value-type="float" office:value="49" calcext:value-type="float">
            <text:p>49</text:p>
          </table:table-cell>
        </table:table-row>
        <table:table-row table:style-name="ro1">
          <table:table-cell table:formula="of:=32*VALUE(MID([.C17];1;1))+16*VALUE(MID([.C17];2;1))+8*VALUE(MID([.C17];3;1))++4*VALUE(MID([.C17];4;1))++2*VALUE(MID([.C17];5;1))+VALUE(MID([.C17];6;1))" office:value-type="float" office:value="15" calcext:value-type="float">
            <text:p>15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001111</text:p>
          </table:table-cell>
          <table:table-cell office:value-type="string" calcext:value-type="string">
            <text:p>19; ䷒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pan text:style-name="T1">Wanting/</text:span>Approach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/>33; ䷠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Privacy/Retreat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110000</text:p>
          </table:table-cell>
          <table:table-cell office:value-type="string" calcext:value-type="string">
            <text:p>;</text:p>
          </table:table-cell>
          <table:table-cell table:style-name="ce2" table:formula="of:=32*VALUE(MID([.L17];1;1))+16*VALUE(MID([.L17];2;1))+8*VALUE(MID([.L17];3;1))++4*VALUE(MID([.L17];4;1))++2*VALUE(MID([.L17];5;1))+VALUE(MID([.L17];6;1))" office:value-type="float" office:value="48" calcext:value-type="float">
            <text:p>48</text:p>
          </table:table-cell>
        </table:table-row>
        <table:table-row table:style-name="ro1">
          <table:table-cell table:formula="of:=32*VALUE(MID([.C18];1;1))+16*VALUE(MID([.C18];2;1))+8*VALUE(MID([.C18];3;1))++4*VALUE(MID([.C18];4;1))++2*VALUE(MID([.C18];5;1))+VALUE(MID([.C18];6;1))" office:value-type="float" office:value="16" calcext:value-type="float">
            <text:p>16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010000</text:p>
          </table:table-cell>
          <table:table-cell office:value-type="string" calcext:value-type="string">
            <text:p><text:s/>13; ䷌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pan text:style-name="T1">Listening/</text:span>Fellowship/Communio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/>7; ䷆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The Army/Leadership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101111</text:p>
          </table:table-cell>
          <table:table-cell office:value-type="string" calcext:value-type="string">
            <text:p>;</text:p>
          </table:table-cell>
          <table:table-cell table:style-name="ce2" table:formula="of:=32*VALUE(MID([.L18];1;1))+16*VALUE(MID([.L18];2;1))+8*VALUE(MID([.L18];3;1))++4*VALUE(MID([.L18];4;1))++2*VALUE(MID([.L18];5;1))+VALUE(MID([.L18];6;1))" office:value-type="float" office:value="47" calcext:value-type="float">
            <text:p>47</text:p>
          </table:table-cell>
        </table:table-row>
        <table:table-row table:style-name="ro1">
          <table:table-cell table:formula="of:=32*VALUE(MID([.C19];1;1))+16*VALUE(MID([.C19];2;1))+8*VALUE(MID([.C19];3;1))++4*VALUE(MID([.C19];4;1))++2*VALUE(MID([.C19];5;1))+VALUE(MID([.C19];6;1))" office:value-type="float" office:value="17" calcext:value-type="float">
            <text:p>17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010001</text:p>
          </table:table-cell>
          <table:table-cell office:value-type="string" calcext:value-type="string">
            <text:p><text:s/>49; ䷰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Revolution/Principle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 text:c="2"/>4; ䷃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Formulization/Answers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101110</text:p>
          </table:table-cell>
          <table:table-cell office:value-type="string" calcext:value-type="string">
            <text:p>;</text:p>
          </table:table-cell>
          <table:table-cell table:style-name="ce2" table:formula="of:=32*VALUE(MID([.L19];1;1))+16*VALUE(MID([.L19];2;1))+8*VALUE(MID([.L19];3;1))++4*VALUE(MID([.L19];4;1))++2*VALUE(MID([.L19];5;1))+VALUE(MID([.L19];6;1))" office:value-type="float" office:value="46" calcext:value-type="float">
            <text:p>46</text:p>
          </table:table-cell>
        </table:table-row>
        <table:table-row table:style-name="ro1">
          <table:table-cell table:formula="of:=32*VALUE(MID([.C20];1;1))+16*VALUE(MID([.C20];2;1))+8*VALUE(MID([.C20];3;1))++4*VALUE(MID([.C20];4;1))++2*VALUE(MID([.C20];5;1))+VALUE(MID([.C20];6;1))" office:value-type="float" office:value="18" calcext:value-type="float">
            <text:p>18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010010</text:p>
          </table:table-cell>
          <table:table-cell office:value-type="string" calcext:value-type="string">
            <text:p><text:s/>30; ䷝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Clinging Fire/Recognition of the Feelings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/>29; ䷜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pan text:style-name="T1">Saying Yes/</text:span>The Abysmal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101101</text:p>
          </table:table-cell>
          <table:table-cell office:value-type="string" calcext:value-type="string">
            <text:p>;</text:p>
          </table:table-cell>
          <table:table-cell table:style-name="ce2" table:formula="of:=32*VALUE(MID([.L20];1;1))+16*VALUE(MID([.L20];2;1))+8*VALUE(MID([.L20];3;1))++4*VALUE(MID([.L20];4;1))++2*VALUE(MID([.L20];5;1))+VALUE(MID([.L20];6;1))" office:value-type="float" office:value="45" calcext:value-type="float">
            <text:p>45</text:p>
          </table:table-cell>
        </table:table-row>
        <table:table-row table:style-name="ro1">
          <table:table-cell table:formula="of:=32*VALUE(MID([.C21];1;1))+16*VALUE(MID([.C21];2;1))+8*VALUE(MID([.C21];3;1))++4*VALUE(MID([.C21];4;1))++2*VALUE(MID([.C21];5;1))+VALUE(MID([.C21];6;1))" office:value-type="float" office:value="19" calcext:value-type="float">
            <text:p>19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010011</text:p>
          </table:table-cell>
          <table:table-cell office:value-type="string" calcext:value-type="string">
            <text:p><text:s/>55; ䷶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pirit/Abundanc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/>59; ䷺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exuality/Dispersion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101100</text:p>
          </table:table-cell>
          <table:table-cell office:value-type="string" calcext:value-type="string">
            <text:p>;</text:p>
          </table:table-cell>
          <table:table-cell table:style-name="ce2" table:formula="of:=32*VALUE(MID([.L21];1;1))+16*VALUE(MID([.L21];2;1))+8*VALUE(MID([.L21];3;1))++4*VALUE(MID([.L21];4;1))++2*VALUE(MID([.L21];5;1))+VALUE(MID([.L21];6;1))" office:value-type="float" office:value="44" calcext:value-type="float">
            <text:p>44</text:p>
          </table:table-cell>
        </table:table-row>
        <table:table-row table:style-name="ro1">
          <table:table-cell table:formula="of:=32*VALUE(MID([.C22];1;1))+16*VALUE(MID([.C22];2;1))+8*VALUE(MID([.C22];3;1))++4*VALUE(MID([.C22];4;1))++2*VALUE(MID([.C22];5;1))+VALUE(MID([.C22];6;1))" office:value-type="float" office:value="20" calcext:value-type="float">
            <text:p>20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010100</text:p>
          </table:table-cell>
          <table:table-cell office:value-type="string" calcext:value-type="string">
            <text:p><text:s/>37; ䷤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Frienship/The Family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/>40; ䷧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Deliverance/Aloneness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101011</text:p>
          </table:table-cell>
          <table:table-cell office:value-type="string" calcext:value-type="string">
            <text:p>;</text:p>
          </table:table-cell>
          <table:table-cell table:style-name="ce2" table:formula="of:=32*VALUE(MID([.L22];1;1))+16*VALUE(MID([.L22];2;1))+8*VALUE(MID([.L22];3;1))++4*VALUE(MID([.L22];4;1))++2*VALUE(MID([.L22];5;1))+VALUE(MID([.L22];6;1))" office:value-type="float" office:value="43" calcext:value-type="float">
            <text:p>43</text:p>
          </table:table-cell>
        </table:table-row>
        <table:table-row table:style-name="ro1">
          <table:table-cell table:formula="of:=32*VALUE(MID([.C23];1;1))+16*VALUE(MID([.C23];2;1))+8*VALUE(MID([.C23];3;1))++4*VALUE(MID([.C23];4;1))++2*VALUE(MID([.C23];5;1))+VALUE(MID([.C23];6;1))" office:value-type="float" office:value="21" calcext:value-type="float">
            <text:p>21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010101</text:p>
          </table:table-cell>
          <table:table-cell office:value-type="string" calcext:value-type="string">
            <text:p><text:s/>63; ䷾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Doubt/After Completion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/>64; ䷿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Confusion/Before Completion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101010</text:p>
          </table:table-cell>
          <table:table-cell office:value-type="string" calcext:value-type="string">
            <text:p>;</text:p>
          </table:table-cell>
          <table:table-cell table:style-name="ce2" table:formula="of:=32*VALUE(MID([.L23];1;1))+16*VALUE(MID([.L23];2;1))+8*VALUE(MID([.L23];3;1))++4*VALUE(MID([.L23];4;1))++2*VALUE(MID([.L23];5;1))+VALUE(MID([.L23];6;1))" office:value-type="float" office:value="42" calcext:value-type="float">
            <text:p>42</text:p>
          </table:table-cell>
        </table:table-row>
        <table:table-row table:style-name="ro1">
          <table:table-cell table:formula="of:=32*VALUE(MID([.C24];1;1))+16*VALUE(MID([.C24];2;1))+8*VALUE(MID([.C24];3;1))++4*VALUE(MID([.C24];4;1))++2*VALUE(MID([.C24];5;1))+VALUE(MID([.C24];6;1))" office:value-type="float" office:value="22" calcext:value-type="float">
            <text:p>22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010110</text:p>
          </table:table-cell>
          <table:table-cell office:value-type="string" calcext:value-type="string">
            <text:p><text:s/>22; ䷕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penness/Grace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/>47; ䷮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pan text:style-name="T1">Realizing/</text:span>Oppression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101001</text:p>
          </table:table-cell>
          <table:table-cell office:value-type="string" calcext:value-type="string">
            <text:p>;</text:p>
          </table:table-cell>
          <table:table-cell table:style-name="ce2" table:formula="of:=32*VALUE(MID([.L24];1;1))+16*VALUE(MID([.L24];2;1))+8*VALUE(MID([.L24];3;1))++4*VALUE(MID([.L24];4;1))++2*VALUE(MID([.L24];5;1))+VALUE(MID([.L24];6;1))" office:value-type="float" office:value="41" calcext:value-type="float">
            <text:p>41</text:p>
          </table:table-cell>
        </table:table-row>
        <table:table-row table:style-name="ro1">
          <table:table-cell table:formula="of:=32*VALUE(MID([.C25];1;1))+16*VALUE(MID([.C25];2;1))+8*VALUE(MID([.C25];3;1))++4*VALUE(MID([.C25];4;1))++2*VALUE(MID([.C25];5;1))+VALUE(MID([.C25];6;1))" office:value-type="float" office:value="23" calcext:value-type="float">
            <text:p>23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010111</text:p>
          </table:table-cell>
          <table:table-cell office:value-type="string" calcext:value-type="string">
            <text:p>36; ䷣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Crisis/The Darkening Of The Light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 text:c="2"/>6; ䷅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Friction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101000</text:p>
          </table:table-cell>
          <table:table-cell office:value-type="string" calcext:value-type="string">
            <text:p>;</text:p>
          </table:table-cell>
          <table:table-cell table:style-name="ce2" table:formula="of:=32*VALUE(MID([.L25];1;1))+16*VALUE(MID([.L25];2;1))+8*VALUE(MID([.L25];3;1))++4*VALUE(MID([.L25];4;1))++2*VALUE(MID([.L25];5;1))+VALUE(MID([.L25];6;1))" office:value-type="float" office:value="40" calcext:value-type="float">
            <text:p>40</text:p>
          </table:table-cell>
        </table:table-row>
        <table:table-row table:style-name="ro1">
          <table:table-cell table:formula="of:=32*VALUE(MID([.C26];1;1))+16*VALUE(MID([.C26];2;1))+8*VALUE(MID([.C26];3;1))++4*VALUE(MID([.C26];4;1))++2*VALUE(MID([.C26];5;1))+VALUE(MID([.C26];6;1))" office:value-type="float" office:value="24" calcext:value-type="float">
            <text:p>24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011000</text:p>
          </table:table-cell>
          <table:table-cell office:value-type="string" calcext:value-type="string">
            <text:p><text:s/>25; ䷘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Innocence/Spirit of the Self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46; ䷭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Determination/Pushing Upward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100111</text:p>
          </table:table-cell>
          <table:table-cell office:value-type="string" calcext:value-type="string">
            <text:p>;</text:p>
          </table:table-cell>
          <table:table-cell table:style-name="ce2" table:formula="of:=32*VALUE(MID([.L26];1;1))+16*VALUE(MID([.L26];2;1))+8*VALUE(MID([.L26];3;1))++4*VALUE(MID([.L26];4;1))++2*VALUE(MID([.L26];5;1))+VALUE(MID([.L26];6;1))" office:value-type="float" office:value="39" calcext:value-type="float">
            <text:p>39</text:p>
          </table:table-cell>
        </table:table-row>
        <table:table-row table:style-name="ro1">
          <table:table-cell table:formula="of:=32*VALUE(MID([.C27];1;1))+16*VALUE(MID([.C27];2;1))+8*VALUE(MID([.C27];3;1))++4*VALUE(MID([.C27];4;1))++2*VALUE(MID([.C27];5;1))+VALUE(MID([.C27];6;1))" office:value-type="float" office:value="25" calcext:value-type="float">
            <text:p>25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011001</text:p>
          </table:table-cell>
          <table:table-cell office:value-type="string" calcext:value-type="string">
            <text:p><text:s/>17; ䷐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pinions/Following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/>18; ䷑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Correction/Work On What Has Been Spoilt</text:p>
          </table:table-cell>
          <table:table-cell office:value-type="string" calcext:value-type="string">
            <text:p>;</text:p>
          </table:table-cell>
          <table:table-cell table:style-name="ce4" office:value-type="string" calcext:value-type="string">
            <text:p>100110</text:p>
          </table:table-cell>
          <table:table-cell office:value-type="string" calcext:value-type="string">
            <text:p>;</text:p>
          </table:table-cell>
          <table:table-cell table:style-name="ce4" table:formula="of:=32*VALUE(MID([.L27];1;1))+16*VALUE(MID([.L27];2;1))+8*VALUE(MID([.L27];3;1))++4*VALUE(MID([.L27];4;1))++2*VALUE(MID([.L27];5;1))+VALUE(MID([.L27];6;1))" office:value-type="float" office:value="38" calcext:value-type="float">
            <text:p>38</text:p>
          </table:table-cell>
        </table:table-row>
        <table:table-row table:style-name="ro1">
          <table:table-cell table:formula="of:=32*VALUE(MID([.C28];1;1))+16*VALUE(MID([.C28];2;1))+8*VALUE(MID([.C28];3;1))++4*VALUE(MID([.C28];4;1))++2*VALUE(MID([.C28];5;1))+VALUE(MID([.C28];6;1))" office:value-type="float" office:value="26" calcext:value-type="float">
            <text:p>26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011010</text:p>
          </table:table-cell>
          <table:table-cell office:value-type="string" calcext:value-type="string">
            <text:p><text:s/>21; ䷔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pan text:style-name="T1">The Hunter/</text:span>Biting Through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/>48; ䷯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Depth/The Well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100101</text:p>
          </table:table-cell>
          <table:table-cell office:value-type="string" calcext:value-type="string">
            <text:p>;</text:p>
          </table:table-cell>
          <table:table-cell table:style-name="ce2" table:formula="of:=32*VALUE(MID([.L28];1;1))+16*VALUE(MID([.L28];2;1))+8*VALUE(MID([.L28];3;1))++4*VALUE(MID([.L28];4;1))++2*VALUE(MID([.L28];5;1))+VALUE(MID([.L28];6;1))" office:value-type="float" office:value="37" calcext:value-type="float">
            <text:p>37</text:p>
          </table:table-cell>
        </table:table-row>
        <table:table-row table:style-name="ro1">
          <table:table-cell table:formula="of:=32*VALUE(MID([.C29];1;1))+16*VALUE(MID([.C29];2;1))+8*VALUE(MID([.C29];3;1))++4*VALUE(MID([.C29];4;1))++2*VALUE(MID([.C29];5;1))+VALUE(MID([.C29];6;1))" office:value-type="float" office:value="27" calcext:value-type="float">
            <text:p>27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011011</text:p>
          </table:table-cell>
          <table:table-cell office:value-type="string" calcext:value-type="string">
            <text:p><text:s/>51; ䷲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Shock/The Arousing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/>57; ䷸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Intuition/The Gentle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100100</text:p>
          </table:table-cell>
          <table:table-cell office:value-type="string" calcext:value-type="string">
            <text:p>;</text:p>
          </table:table-cell>
          <table:table-cell table:style-name="ce2" table:formula="of:=32*VALUE(MID([.L29];1;1))+16*VALUE(MID([.L29];2;1))+8*VALUE(MID([.L29];3;1))++4*VALUE(MID([.L29];4;1))++2*VALUE(MID([.L29];5;1))+VALUE(MID([.L29];6;1))" office:value-type="float" office:value="36" calcext:value-type="float">
            <text:p>36</text:p>
          </table:table-cell>
        </table:table-row>
        <table:table-row table:style-name="ro1">
          <table:table-cell table:formula="of:=32*VALUE(MID([.C30];1;1))+16*VALUE(MID([.C30];2;1))+8*VALUE(MID([.C30];3;1))++4*VALUE(MID([.C30];4;1))++2*VALUE(MID([.C30];5;1))+VALUE(MID([.C30];6;1))" office:value-type="float" office:value="28" calcext:value-type="float">
            <text:p>28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011100</text:p>
          </table:table-cell>
          <table:table-cell office:value-type="string" calcext:value-type="string">
            <text:p><text:s/>42; ䷫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Increase/Growth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/>32; ䷟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Continuity/Duration</text:p>
          </table:table-cell>
          <table:table-cell office:value-type="string" calcext:value-type="string">
            <text:p>;</text:p>
          </table:table-cell>
          <table:table-cell table:style-name="ce4" office:value-type="string" calcext:value-type="string">
            <text:p>100011</text:p>
          </table:table-cell>
          <table:table-cell office:value-type="string" calcext:value-type="string">
            <text:p>;</text:p>
          </table:table-cell>
          <table:table-cell table:style-name="ce5" table:formula="of:=32*VALUE(MID([.L30];1;1))+16*VALUE(MID([.L30];2;1))+8*VALUE(MID([.L30];3;1))++4*VALUE(MID([.L30];4;1))++2*VALUE(MID([.L30];5;1))+VALUE(MID([.L30];6;1))" office:value-type="float" office:value="35" calcext:value-type="float">
            <text:p>35</text:p>
          </table:table-cell>
        </table:table-row>
        <table:table-row table:style-name="ro1">
          <table:table-cell table:formula="of:=32*VALUE(MID([.C31];1;1))+16*VALUE(MID([.C31];2;1))+8*VALUE(MID([.C31];3;1))++4*VALUE(MID([.C31];4;1))++2*VALUE(MID([.C31];5;1))+VALUE(MID([.C31];6;1))" office:value-type="float" office:value="29" calcext:value-type="float">
            <text:p>29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011101</text:p>
          </table:table-cell>
          <table:table-cell office:value-type="string" calcext:value-type="string">
            <text:p><text:s text:c="2"/>3; ䷂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Ordering/Difficulty At The Beginning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/>50; ䷱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Values/The Cauldron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100010</text:p>
          </table:table-cell>
          <table:table-cell office:value-type="string" calcext:value-type="string">
            <text:p>;</text:p>
          </table:table-cell>
          <table:table-cell table:style-name="ce2" table:formula="of:=32*VALUE(MID([.L31];1;1))+16*VALUE(MID([.L31];2;1))+8*VALUE(MID([.L31];3;1))++4*VALUE(MID([.L31];4;1))++2*VALUE(MID([.L31];5;1))+VALUE(MID([.L31];6;1))" office:value-type="float" office:value="34" calcext:value-type="float">
            <text:p>34</text:p>
          </table:table-cell>
        </table:table-row>
        <table:table-row table:style-name="ro1">
          <table:table-cell table:formula="of:=32*VALUE(MID([.C32];1;1))+16*VALUE(MID([.C32];2;1))+8*VALUE(MID([.C32];3;1))++4*VALUE(MID([.C32];4;1))++2*VALUE(MID([.C32];5;1))+VALUE(MID([.C32];6;1))" office:value-type="float" office:value="30" calcext:value-type="float">
            <text:p>30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011110</text:p>
          </table:table-cell>
          <table:table-cell office:value-type="string" calcext:value-type="string">
            <text:p><text:s/>27; ䷚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Caring/Nourishment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/>28; ䷛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The Game Player/Preponderence Of The Great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100001</text:p>
          </table:table-cell>
          <table:table-cell office:value-type="string" calcext:value-type="string">
            <text:p>;</text:p>
          </table:table-cell>
          <table:table-cell table:style-name="ce2" table:formula="of:=32*VALUE(MID([.L32];1;1))+16*VALUE(MID([.L32];2;1))+8*VALUE(MID([.L32];3;1))++4*VALUE(MID([.L32];4;1))++2*VALUE(MID([.L32];5;1))+VALUE(MID([.L32];6;1))" office:value-type="float" office:value="33" calcext:value-type="float">
            <text:p>33</text:p>
          </table:table-cell>
        </table:table-row>
        <table:table-row table:style-name="ro1">
          <table:table-cell table:formula="of:=32*VALUE(MID([.C33];1;1))+16*VALUE(MID([.C33];2;1))+8*VALUE(MID([.C33];3;1))++4*VALUE(MID([.C33];4;1))++2*VALUE(MID([.C33];5;1))+VALUE(MID([.C33];6;1))" office:value-type="float" office:value="31" calcext:value-type="float">
            <text:p>31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011111</text:p>
          </table:table-cell>
          <table:table-cell office:value-type="string" calcext:value-type="string">
            <text:p>24; ䷗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Rationalizing/Returning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<text:s/>44; ䷫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Alertness/Coming To Meet</text:p>
          </table:table-cell>
          <table:table-cell office:value-type="string" calcext:value-type="string">
            <text:p>;</text:p>
          </table:table-cell>
          <table:table-cell table:style-name="ce3" office:value-type="string" calcext:value-type="string">
            <text:p>100000</text:p>
          </table:table-cell>
          <table:table-cell office:value-type="string" calcext:value-type="string">
            <text:p>;</text:p>
          </table:table-cell>
          <table:table-cell table:style-name="ce2" table:formula="of:=32*VALUE(MID([.L33];1;1))+16*VALUE(MID([.L33];2;1))+8*VALUE(MID([.L33];3;1))++4*VALUE(MID([.L33];4;1))++2*VALUE(MID([.L33];5;1))+VALUE(MID([.L33];6;1))" office:value-type="float" office:value="32" calcext:value-type="float">
            <text:p>32</text:p>
          </table:table-cell>
        </table:table-row>
        <table:table-row table:style-name="ro1">
          <table:table-cell table:number-columns-repeated="2"/>
          <table:table-cell table:style-name="ce3"/>
          <table:table-cell table:number-columns-repeated="11"/>
        </table:table-row>
        <table:table-row table:style-name="ro1" table:number-rows-repeated="32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 table:number-rows-repeated="1048509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1" table:target-range-address="Sheet1.L2:Sheet1.N33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9">
      <number:number number:decimal-places="6" number:min-decimal-places="6" number:min-integer-digits="1"/>
    </number:number-style>
    <number:number-style style:name="N134">
      <number:number number:decimal-places="1" number:min-decimal-places="1" number:min-integer-digits="1" number:grouping="true"/>
    </number:number-style>
    <number:number-style style:name="N133">
      <number:number number:decimal-places="5" number:min-decimal-places="5" number:min-integer-digits="1" number:grouping="true"/>
    </number:number-style>
    <number:date-style style:name="N132">
      <number:day number:style="long"/>
      <number:text>/</number:text>
      <number:month number:style="long"/>
    </number:date-style>
    <number:number-style style:name="N131">
      <number:number number:decimal-places="9" number:min-decimal-places="9" number:min-integer-digits="1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26">
      <number:number number:decimal-places="4" number:min-decimal-places="4" number:min-integer-digits="1"/>
    </number:number-style>
    <number:number-style style:name="N125">
      <number:number number:decimal-places="8" number:min-decimal-places="8" number:min-integer-digits="1"/>
    </number:number-style>
    <number:date-style style:name="N124">
      <number:day number:style="long"/>
      <number:text>-</number:text>
      <number:month number:style="long"/>
    </number:date-style>
    <number:time-style style:name="N107">
      <number:minutes number:style="long"/>
      <number:text>:</number:text>
      <number:seconds number:style="long" number:decimal-places="1"/>
    </number:time-style>
    <number:number-style style:name="N120">
      <number:number number:decimal-places="4" number:min-decimal-places="4" number:min-integer-digits="1" number:grouping="true"/>
    </number:number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09">
      <number:number number:decimal-places="7" number:min-decimal-places="7"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13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3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3P2" style:volatile="true">
      <number:text> $</number:text>
      <number:fill-character> </number:fill-character>
      <number:text>-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43">
      <number:minutes number:style="long"/>
      <number:text>:</number:text>
      <number:seconds number:style="long"/>
    </number:time-style>
    <number:number-style style:name="N114">
      <number:number number:decimal-places="5" number:min-decimal-places="5" number:min-integer-digits="1"/>
    </number:number-style>
    <number:number-style style:name="N115">
      <number:number number:decimal-places="3" number:min-decimal-places="3" number:min-integer-digits="1" number:grouping="true"/>
    </number:number-style>
    <number:number-style style:name="N116">
      <number:number number:decimal-places="3" number:min-decimal-places="3" number:min-integer-digits="1"/>
    </number:number-style>
    <number:number-style style:name="N117">
      <number:number number:decimal-places="1" number:min-decimal-places="1" number:min-integer-digits="1"/>
    </number:number-style>
    <number:number-style style:name="N14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date-style style:name="N11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19">
      <number:number number:decimal-places="7" number:min-decimal-places="7" number:min-integer-digits="1" number:grouping="true"/>
    </number:number-style>
    <number:number-style style:name="N123">
      <number:number number:decimal-places="6" number:min-decimal-places="6" number:min-integer-digits="1" number:grouping="true"/>
    </number:number-style>
    <number:currency-style style:name="N1014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7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4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number:date-style style:name="N10141" number:language="en" number:country="US">
      <number:month/>
      <number:text>/</number:text>
      <number:day/>
      <number:text>/</number:text>
      <number:year number:style="long"/>
    </number:date-style>
    <number:date-style style:name="N10140" number:language="en" number:country="US">
      <number:day/>
      <number:text>-</number:text>
      <number:month number:textual="true"/>
      <number:text>-</number:text>
      <number:year/>
    </number:date-style>
    <number:date-style style:name="N10139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7" number:language="en" number:country="US">
      <number:hours/>
      <number:text>:</number:text>
      <number:minutes number:style="long"/>
      <number:text> </number:text>
      <number:am-pm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2P0"/>
    </number:number-style>
    <number:number-style style:name="N1013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4" number:language="en" number:country="US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1T14:05:19.971023311</meta:creation-date>
    <dc:date>2023-05-14T12:28:33.664968474</dc:date>
    <meta:editing-duration>PT45M47S</meta:editing-duration>
    <meta:editing-cycles>3</meta:editing-cycles>
    <meta:generator>LibreOffice/7.3.7.2$Linux_X86_64 LibreOffice_project/30$Build-2</meta:generator>
    <meta:document-statistic meta:table-count="2" meta:cell-count="534" meta:object-count="0"/>
  </office:meta>
</office:document-meta>
</file>